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86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272cm" style:use-optimal-column-width="false"/>
    </style:style>
    <style:style style:name="co2" style:family="table-column">
      <style:table-column-properties style:column-width="1.846cm" style:use-optimal-column-width="false"/>
    </style:style>
    <style:style style:name="co3" style:family="table-column">
      <style:table-column-properties style:column-width="1.61cm" style:use-optimal-column-width="false"/>
    </style:style>
    <style:style style:name="co4" style:family="table-column">
      <style:table-column-properties style:column-width="2.508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5983b0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4c7dc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ff860d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4" style:family="table-cell">
      <loext:graphic-properties draw:fill="solid" draw:fill-color="#ffb66c"/>
      <style:paragraph-properties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4.117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ree</text:span></text:p>
              </table:table-cell>
              <table:table-cell>
                <text:p text:style-name="P1"><text:span text:style-name="T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2.362cm" svg:height="0.971cm" svg:x="7.147cm" svg:y="7.549cm">
          <draw:text-box>
            <text:p><text:span text:style-name="T2">s</text:span></text:p>
          </draw:text-box>
        </draw:frame>
        <draw:frame draw:style-name="standard" draw:layer="layout" svg:width="4.117cm" svg:height="3.379cm" svg:x="11.106cm" svg:y="8.54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3">
              <table:table-cell>
                <text:p><text:span text:style-name="T1">ty</text:span></text:p>
              </table:table-cell>
              <table:table-cell>
                <text:p text:style-name="P1"><text:span text:style-name="T1">tz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1</text:span></text:p>
              </table:table-cell>
              <table:table-cell>
                <text:p text:style-name="P1"><text:span text:style-name="T1">green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2</text:span></text:p>
              </table:table-cell>
              <table:table-cell>
                <text:p text:style-name="P1"><text:span text:style-name="T1">blue</text:span></text:p>
              </table:table-cell>
            </table:table-row>
            <table:table-row table:style-name="ro1" table:default-cell-style-name="ce4">
              <table:table-cell>
                <text:p text:style-name="P1"><text:span text:style-name="T1">3</text:span></text:p>
              </table:table-cell>
              <table:table-cell>
                <text:p text:style-name="P1"><text:span text:style-name="T1">yellow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.386cm" svg:height="0.971cm" svg:x="12.711cm" svg:y="7.573cm">
          <draw:text-box>
            <text:p><text:span text:style-name="T2">t</text:span></text:p>
          </draw:text-box>
        </draw:frame>
        <draw:custom-shape draw:style-name="gr3" draw:text-style-name="P3" draw:layer="layout" svg:width="0.635cm" svg:height="0.508cm" svg:x="10.017cm" svg:y="12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2:07:39.096930079</dc:date>
    <meta:editing-duration>PT33M27S</meta:editing-duration>
    <meta:editing-cycles>12</meta:editing-cycles>
    <meta:generator>LibreOffice/6.4.7.2$Linux_X86_64 LibreOffice_project/40$Build-2</meta:generator>
    <meta:document-statistic meta:object-count="5"/>
  </office:meta>
</office:document-meta>
</file>